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12"/>
      <text:p text:style-name="P12"><text:soft-page-break/>Sat 10/22/16 11:10 AM - <text:span text:style-name="T1">4.5 miles</text:span></text:p>
      <text:p text:style-name="P12">On the indoor track:</text:p>
      <text:p text:style-name="P12">¼ mile of drills</text:p>
      <text:p text:style-name="P12">½ mile run without shoes in 4:22 and then rest a few minutes</text:p>
      <text:p text:style-name="P12">On a treadmill:</text:p>
      <text:p text:style-name="P12">3 mile run in 26:15 or 8:45/mile</text:p>
      <text:p text:style-name="P12">¾ mile warm down</text:p>
      <text:p text:style-name="P12"/>
      <text:p text:style-name="P14">Sun 10/23/16 1:21 PM - <text:span text:style-name="T1">5 miles</text:span></text:p>
      <text:p text:style-name="P13">Compare this workout to Mon 10/17/16.</text:p>
      <text:p text:style-name="P13">On hilly roads, I walked ½ mile and ran ½ mile during every mile.</text:p>
      <text:p text:style-name="P13">time 59:56 or 11:59/mile</text:p>
      <text:p text:style-name="P13">My average walking pace was 14:10/mile and my average running pace was 9:50/mile.</text:p>
      <text:p text:style-name="P13">I walked 25s/mile faster today.</text:p>
      <text:p text:style-name="P13"/>
      <text:p text:style-name="P13">Mon 10/24/16 8:58 AM - <text:span text:style-name="T1">3.25 miles</text:span></text:p>
      <text:p text:style-name="P13">I ran one mile with no shoes on the indoor track in 8:37 and rested a few minutes.</text:p>
      <text:p text:style-name="P13">On a treadmill I ran 2 miles in 18:15 or 9:08/mile. </text:p>
      <text:p text:style-name="P13">I jogged ¼ mile.</text:p>
      <text:p text:style-name="P13"/>
      <text:p text:style-name="P13">Tues 10/25/16 <text:s/>11:32 AM - <text:span text:style-name="T1">5 miles</text:span></text:p>
      <text:p text:style-name="P13">1 mile on the indoor track in 8:34 and rested 4 minutes.</text:p>
      <text:p text:style-name="P13">On a treadmill I ran 5x ½ mile with a ¼ mile jog before each ½ mile.</text:p>
      <text:p text:style-name="P13">I jogged a ¼ mile to warm down.</text:p>
      <text:p text:style-name="P13">All the ½ miles were in 4:00 and the ¼ mile jogs were about 3:00.</text:p>
      <text:p text:style-name="P13"/>
      <text:p text:style-name="P13">Wed 10/26/16 11:34 AM - <text:span text:style-name="T1">2 miles</text:span> </text:p>
      <text:p text:style-name="P13">I walked and ran 2 miles in 23:14 or 11:37/mile.</text:p>
      <text:p text:style-name="P13">The walk/run ratio was 3/7.</text:p>
      <text:p text:style-name="P13"/>
      <text:p text:style-name="P13">Thur 10/27/16 8:10 AM - <text:span text:style-name="T1">5 miles</text:span></text:p>
      <text:p text:style-name="P13">On indoor track:</text:p>
      <text:p text:style-name="P13">½ mile in 4:38 and rested 1:00</text:p>
      <text:p text:style-name="P13">½ mile in 4:50 running straightaways and jogging turns and rested 5:00</text:p>
      <text:p text:style-name="P13">On treadmill:</text:p>
      <text:p text:style-name="P13">¼ <text:s/>mile at various paces as fast as 7:10/mile and rested 3:00</text:p>
      <text:p text:style-name="P13">0.05 miles before a 5K run to get treadmill up to speed</text:p>
      <text:p text:style-name="P13">5K run in 24:15 or 7:49/mi, splits 7:53, 7:50, 7:47 and 44s for the last 0.1 mile</text:p>
      <text:p text:style-name="P13">My heart rate at the end of the 5K was 161.</text:p>
      <text:p text:style-name="P13">0.6 mile warm down</text:p>
      <text:p text:style-name="P13"/>
      <text:p text:style-name="P13">Fri 10/28/16 9:11 AM - <text:span text:style-name="T1">2 miles</text:span></text:p>
      <text:p text:style-name="P13">On indoor track 1 mile with no shoes in 9:29 going faster as I ran and rested 4 minutes.</text:p>
      <text:p text:style-name="P13">On treadmill 1 mile in 9:29 going faster as I ran.</text:p>
      <text:p text:style-name="P11">26.75 miles in the last week</text:p>
      <text:p text:style-name="P9"><text:soft-page-break/>Sat 10/29/16 12:44 PM - <text:span text:style-name="T1">5 miles</text:span></text:p>
      <text:p text:style-name="P9">I walked and ran 5 miles in 54:55 or 10:59/mile.</text:p>
      <text:p text:style-name="P9">During each mile I walked ¼ mile. <text:s/></text:p>
      <text:p text:style-name="P9">My walking <text:s/>pace was about 14:20/mile.</text:p>
      <text:p text:style-name="P9">My running pace was about 9:55/mile.</text:p>
      <text:p text:style-name="P9"/>
      <text:p text:style-name="P9">Sun 10/30/16 5:53 PM - <text:span text:style-name="T1">2 miles</text:span></text:p>
      <text:p text:style-name="P9">On indoor track:</text:p>
      <text:p text:style-name="P9">1 mile with no shoes in 9:29 and rested 1:15</text:p>
      <text:p text:style-name="P9">1 mile with shoes in 9:25</text:p>
      <text:p text:style-name="P9">I used 6 weight machines for my legs.</text:p>
      <text:p text:style-name="P9"/>
      <text:p text:style-name="P9">Mon 10/31/16 10:40 AM - <text:span text:style-name="T1">2 miles</text:span></text:p>
      <text:p text:style-name="P9">On indoor track:</text:p>
      <text:p text:style-name="P9">1 mile with no shoes in 8:53 and rested 3:00</text:p>
      <text:p text:style-name="P9">On treadmill:</text:p>
      <text:p text:style-name="P9">1 mile in 8:51</text:p>
      <text:p text:style-name="P9"/>
      <text:p text:style-name="P9">Tues 11/1/16 9:30 AM - <text:span text:style-name="T1">8.75 miles</text:span></text:p>
      <text:p text:style-name="P9">Warm up: ½ mile to the indoor track and ½ mile with no shoes on the track at 10:00/mi</text:p>
      <text:p text:style-name="P9">rested 5:00</text:p>
      <text:p text:style-name="P9">On a treadmill I ran 7 miles in 59:33 or 8:30/mile.</text:p>
      <text:p text:style-name="P9">Mile splits:</text:p>
      <text:p text:style-name="P9">9:00, 8:49, 8:34, 8:33, 8:23, 8:11, 8:02 <text:s/>The last half mile was in 4:00.</text:p>
      <text:p text:style-name="P9">Heart rate at the end of <text:s/>2.5, 3.5, 5.5 and 7 miles was 141, 144, 154, and 156 beats/min.</text:p>
      <text:p text:style-name="P9">Warmed down with 0.75 jog.</text:p>
      <text:p text:style-name="P9"/>
      <text:p text:style-name="P9">Wed 11/2/16 10:38 AM -<text:span text:style-name="T1"> 2 miles</text:span></text:p>
      <text:p text:style-name="P9">I walked and ran 2 miles on slightly hilly roads in 24:50 or 12:25/mile. <text:s/>I walked a </text:p>
      <text:p text:style-name="P9">½ mile and ran ½ mile during each mile.<text:span text:style-name="T1"> <text:s/></text:span></text:p>
      <text:p text:style-name="P9">My average walking pace was 14:50/mile.</text:p>
      <text:p text:style-name="P9">My average running pace was 10:00/mile.</text:p>
      <text:p text:style-name="P9"/>
      <text:p text:style-name="P9">Thur 11/3/16 <text:s/><text:span text:style-name="T1"><text:s/>4 miles</text:span></text:p>
      <text:p text:style-name="P9">On indoor<text:span text:style-name="T1"> </text:span>track<text:span text:style-name="T1">: </text:span>2 miles<text:span text:style-name="T1"> </text:span>with no shoes, 10:00+9:30=19:30 and rested 5 minutes</text:p>
      <text:p text:style-name="P9">2 miles walking and running in 23:49, i.e. walk ¼ mile and run ¼ mile and repeat. </text:p>
      <text:p text:style-name="P9">Walk pace = about 14:30/mile and run pace = about 9:20/mile</text:p>
      <text:p text:style-name="P9"/>
      <text:p text:style-name="P9">Fri 11/4/16 <text:s/><text:span text:style-name="T1">7 miles</text:span></text:p>
      <text:p text:style-name="P9">I ran on hilly roads: 5 miles at 9:30/mile, walk ½ mile in 6:58, 1.5 miles at 8:30/mile. </text:p>
      <text:p text:style-name="P9"/>
      <text:p text:style-name="P11">30.75 miles in the last week.</text:p>
      <text:p text:style-name="P13"><text:soft-page-break/>Sat 11/5/16 <text:s/><text:span text:style-name="T1">4 miles</text:span></text:p>
      <text:p text:style-name="P13">½ mile to indoor track</text:p>
      <text:p text:style-name="P13">2 miles on the track with no shoes: 8:59 + 8:24, the last ½ mile 4:03</text:p>
      <text:p text:style-name="P13">rested 5 minutes</text:p>
      <text:p text:style-name="P13">1 mile walk/run in 11:55. <text:s/>I walked ¼ mile, ran ¼ mile and repeated.</text:p>
      <text:p text:style-name="P13">½ mile jog</text:p>
      <text:p text:style-name="P13"/>
      <text:p text:style-name="P13">Sun 11/6/16 <text:span text:style-name="T1">3 miles</text:span></text:p>
      <text:p text:style-name="P13">I walked and ran 3 miles in 34:10 or 11:22/mile. <text:s/>walked ¼, ran ¼ and repeated</text:p>
      <text:p text:style-name="P13">avg walking pace = 13:41/mile </text:p>
      <text:p text:style-name="P13">avg running pace = 9:01/mile</text:p>
      <text:p text:style-name="P13"/>
      <text:p text:style-name="P13">Mon 11/7/16 <text:span text:style-name="T1">6.5 miles</text:span></text:p>
      <text:p text:style-name="P13">6 miles jogging and running (1.5 on roads, 4.5 on outdoor track)</text:p>
      <text:p text:style-name="P13">The 6 miles consisted of intervals of 3 x ¾ mile and 4 x ½ mile with a ¼ mile jog before each interval. <text:s/>After the 6 miles I walked a ½ mile. </text:p>
      <text:p text:style-name="P13">avg pace for 3 x ¾ mile = <text:s/>9:49/mile, </text:p>
      <text:p text:style-name="P13">avg pace for 4 x ½ mile = 9:10/mile, </text:p>
      <text:p text:style-name="P13">avg pace for jogs = 12:30/mile</text:p>
      <text:p text:style-name="P13"/>
      <text:p text:style-name="P13">Tues 11/8/16 <text:s/><text:span text:style-name="T1">4 miles</text:span></text:p>
      <text:p text:style-name="P13">4 mile run/walk on hilly roads in 44:46 or 11:12/mile</text:p>
      <text:p text:style-name="P13">I walked 7 times for a total of 13:30 of walking and 31:16 of running.</text:p>
      <text:p text:style-name="P13"/>
      <text:p text:style-name="P13">Wed 11/9/16 <text:s/><text:span text:style-name="T1">4.5 miles</text:span></text:p>
      <text:p text:style-name="P13">1 mile with no shoes on the indoor track in 8:45 and then rested 10 minutes</text:p>
      <text:p text:style-name="P13">On a treadmill: warm up ½ mile in 4:58 </text:p>
      <text:p text:style-name="P13"><text:tab/>2 miles in 16:22 or 8:11/mile</text:p>
      <text:p text:style-name="P13"><text:tab/>Splits: 1 mile in 8:57, 1mile in 7:25 (½ mile in 3:51 and ½ mile in 3:34)</text:p>
      <text:p text:style-name="P13"><text:tab/>The last ¼ mile just under 7:00/mile pace.</text:p>
      <text:p text:style-name="P13">On treadmill: warm down, ½ mile in 4:58 and ½ mile walk in 7:29 </text:p>
      <text:p text:style-name="P13"/>
      <text:p text:style-name="P13">Thur 11/9/16 <text:s/><text:span text:style-name="T1">5 miles</text:span></text:p>
      <text:p text:style-name="P13">I ran with Tiffany Hrach and Jim Fitch on the Allegheny College indoor track.</text:p>
      <text:p text:style-name="P13">1 mile warm up</text:p>
      <text:p text:style-name="P13">5 x ½ mile with ¼ mile jog between each interval. We took turns leading. </text:p>
      <text:p text:style-name="P13">times on ½ miles: 4:41, 4:36, 4:37, 4:39, 4:33</text:p>
      <text:p text:style-name="P13">½ mile walk/run warmdown</text:p>
      <text:p text:style-name="P13"/>
      <text:p text:style-name="P13">Fri 11/10/16 <text:span text:style-name="T1">4 miles</text:span></text:p>
      <text:p text:style-name="P13">2 miles on the indoor track with no shoes. half mile spits: 4:40+4:30+4:07:3:50 = 17:07</text:p>
      <text:p text:style-name="P13">rested 12 minutes</text:p>
      <text:p text:style-name="P13">On treadmill: 2 x ½ mile and 1 x 0.3 miles with 0.25 mile jogs after each.</text:p>
      <text:p text:style-name="P13">Times: <text:s/>4:00, 3:51 and the 0.3 miles was at 6:53/ mile pace.</text:p>
      <text:p text:style-name="P16">31 miles in the last wee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1-11T08:49:52.77</dc:date>
    <dc:creator>James Lombardi</dc:creator>
    <meta:editing-duration>PT11H6M47S</meta:editing-duration>
    <meta:editing-cycles>54</meta:editing-cycles>
    <meta:generator>OpenOffice/4.1.2$Win32 OpenOffice.org_project/412m3$Build-9782</meta:generator>
    <meta:document-statistic meta:table-count="0" meta:image-count="0" meta:object-count="0" meta:page-count="5" meta:paragraph-count="182" meta:word-count="1674" meta:character-count="8031"/>
  </office:meta>
</office:document-meta>
</file>